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RecorderService.logUserEvent( Object sourc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RecorderServi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corderService.logEvent( Object source , Event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RecorderService.g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corderService.EventTyp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corderService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